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0A6BE130077E081B4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c16" officeooo:paragraph-rsid="00015c16"/>
    </style:style>
    <style:style style:name="T1" style:family="text">
      <style:text-properties officeooo:rsid="00015c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1" text:anchor-type="char" svg:width="17cm" svg:height="1.931cm" draw:z-index="0"><draw:image xlink:href="Pictures/10000000000005B4000000A6BE130077E081B428.png" xlink:type="simple" xlink:show="embed" xlink:actuate="onLoad" draw:mime-type="image/png"/></draw:frame><text:tab/><text:tab/><text:span text:style-name="T1">S</text:span></text:p>
      <text:p text:style-name="Standard"/>
      <text:p text:style-name="P1">Crear carpeta en documents, WindowsPowerShell</text:p>
      <text:p text:style-name="P1">~</text:p>
      <text:p text:style-name="P1">notepad $PROFILE</text:p>
      <text:p text:style-name="P1"/>
      <text:p text:style-name="P1">oh-my-posh init pwsh --config "$env:POSH_THEMES_PATH\jandedobbeleer.omp.json"</text:p>
      <text:p text:style-name="P1"/>
      <text:p text:style-name="P1">set-ExecutionPolicy RemotedSigned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3:10:48.345000000</meta:creation-date>
    <dc:date>2023-11-17T14:13:15.686000000</dc:date>
    <meta:editing-duration>PT1H2M28S</meta:editing-duration>
    <meta:editing-cycles>1</meta:editing-cycles>
    <meta:document-statistic meta:table-count="0" meta:image-count="1" meta:object-count="0" meta:page-count="1" meta:paragraph-count="6" meta:word-count="17" meta:character-count="175" meta:non-whitespace-character-count="163"/>
    <meta:generator>LibreOffice/7.6.0.3$Windows_X86_64 LibreOffice_project/69edd8b8ebc41d00b4de3915dc82f8f0fc3b6265</meta:generator>
  </office:meta>
</office:document-meta>
</file>